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ff9966" draw:fill="solid" draw:fill-color="#ffd320"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draw:stroke="solid" draw:stroke-dash="Fine_20_Dashed" svg:stroke-color="#ff9966" draw:fill="solid" draw:fill-color="#ffffcc" draw:opacity="100%" draw:textarea-horizontal-align="justify" draw:textarea-vertical-align="middle" draw:auto-grow-height="false" draw:shadow-opacity="100%"/>
    </style:style>
    <style:style style:name="gr3" style:family="graphic" style:parent-style-name="standard">
      <style:graphic-properties draw:stroke="solid" svg:stroke-color="#eb613d" draw:fill="solid" draw:fill-color="#ffcc99" draw:opacity="100%" draw:textarea-horizontal-align="justify" draw:textarea-vertical-align="middle" draw:auto-grow-height="false" draw:shadow-opacity="100%"/>
    </style:style>
    <style:style style:name="gr4" style:family="graphic" style:parent-style-name="standard">
      <style:graphic-properties draw:stroke="solid" svg:stroke-color="#ff9966" draw:fill="solid" draw:fill-color="#ffffcc" draw:opacity="100%" draw:textarea-horizontal-align="justify" draw:textarea-vertical-align="middle" draw:auto-grow-height="false" draw:shadow-opacity="100%"/>
    </style:style>
    <style:style style:name="gr5" style:family="graphic" style:parent-style-name="standard">
      <style:graphic-properties svg:stroke-color="#ff9966" draw:fill="solid" draw:fill-color="#ffffcc" draw:opacity="100%" draw:textarea-horizontal-align="justify" draw:textarea-vertical-align="middle" draw:auto-grow-height="false" draw:shadow-opacity="100%"/>
    </style:style>
    <style:style style:name="gr6" style:family="graphic" style:parent-style-name="standard">
      <style:graphic-properties draw:stroke="solid" svg:stroke-color="#eb613d" draw:fill="solid" draw:fill-color="#ffffff" draw:opacity="100%" draw:textarea-horizontal-align="justify" draw:textarea-vertical-align="middle" draw:auto-grow-height="false" draw:shadow-opacity="100%"/>
    </style:style>
    <style:style style:name="gr7" style:family="graphic" style:parent-style-name="standard">
      <style:graphic-properties svg:stroke-color="#eb613d" draw:fill="solid" draw:fill-color="#ffffff" draw:opacity="100%" draw:textarea-horizontal-align="justify" draw:textarea-vertical-align="middle" draw:auto-grow-height="false" draw:shadow-opacity="100%"/>
    </style:style>
    <style:style style:name="gr8" style:family="graphic" style:parent-style-name="standard">
      <style:graphic-properties draw:fill="solid" draw:fill-color="#c0c0c0" draw:opacity="100%" draw:textarea-horizontal-align="justify" draw:textarea-vertical-align="middle" draw:auto-grow-height="false" draw:shadow-opacity="100%"/>
    </style:style>
    <style:style style:name="gr9" style:family="graphic" style:parent-style-name="standard">
      <style:graphic-properties draw:stroke="solid" svg:stroke-color="#eb613d" draw:fill="solid" draw:fill-color="#ffebd1" draw:opacity="100%" draw:textarea-horizontal-align="justify" draw:textarea-vertical-align="middle" draw:auto-grow-height="false" draw:shadow-opacity="100%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1.148cm" svg:height="21.368cm" svg:x="-0.112cm" svg:y="0.075cm">
          <text:p text:style-name="P1">Dynamic Fields Framework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0.796cm" svg:height="13.176cm" svg:x="0.428cm" svg:y="1.123cm">
          <text:p text:style-name="P1">Agent Interface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9.812cm" svg:height="11.176cm" svg:x="0.904cm" svg:y="2.615cm">
          <text:p text:style-name="P1">Backend Modules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40.132cm" svg:height="3.556cm" svg:x="0.396cm" svg:y="14.807cm">
          <text:p text:style-name="P1">Core Modules</text:p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32.512cm" svg:height="2.032cm" svg:x="0.396cm" svg:y="18.871cm">
          <text:p text:style-name="P2">Databa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25.4cm" svg:height="2.032cm" svg:x="14.732cm" svg:y="15.748cm">
          <text:p text:style-name="P2"><text:span text:style-name="T1">DynamicFie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8.764cm" svg:height="2.032cm" svg:x="1.444cm" svg:y="4.139cm">
          <text:p text:style-name="P2">Dynamic Field (Backend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13.208cm" svg:height="2.032cm" svg:x="1.016cm" svg:y="15.748cm">
          <text:p text:style-name="P2"><text:span text:style-name="T1">DynamicField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8.796cm" svg:height="13.208cm" svg:x="21.732cm" svg:y="1.091cm">
          <text:p text:style-name="P1">Admin Interface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3.048cm" svg:height="1.016cm" svg:x="1.444cm" svg:y="7.219cm">
          <text:p text:style-name="P2"><text:span text:style-name="T2">T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" draw:text-style-name="P1" draw:layer="layout" svg:width="17.78cm" svg:height="11.176cm" svg:x="22.24cm" svg:y="2.615cm">
            <text:p text:style-name="P1">Admin Modules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" draw:layer="layout" svg:width="8.128cm" svg:height="1.524cm" svg:x="31.384cm" svg:y="4.139cm">
            <text:p text:style-name="P2"><text:span text:style-name="T2">AdminDynamicFieldTex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" draw:layer="layout" svg:width="8.128cm" svg:height="1.524cm" svg:x="22.748cm" svg:y="6.679cm">
            <text:p text:style-name="P2"><text:span text:style-name="T2">AdminDynamicFieldCheckbo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" draw:layer="layout" svg:width="8.128cm" svg:height="1.524cm" svg:x="22.748cm" svg:y="4.139cm">
            <text:p text:style-name="P2"><text:span text:style-name="T2">AdminDynamicFie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" draw:layer="layout" svg:width="8.128cm" svg:height="1.524cm" svg:x="31.384cm" svg:y="6.679cm">
            <text:p text:style-name="P2"><text:span text:style-name="T2">AdminDynamicFieldDropdow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" draw:layer="layout" svg:width="8.128cm" svg:height="1.524cm" svg:x="22.748cm" svg:y="9.219cm">
            <text:p text:style-name="P2"><text:span text:style-name="T2">AdminDynamicFieldMultisele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" draw:layer="layout" svg:width="8.128cm" svg:height="1.524cm" svg:x="31.384cm" svg:y="9.219cm">
            <text:p text:style-name="P2"><text:span text:style-name="T2">AdminDynamicFieldDateTim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2" draw:layer="layout" svg:width="8.128cm" svg:height="1.524cm" svg:x="22.748cm" svg:y="11.759cm">
            <text:p text:style-name="P2"><text:span text:style-name="T2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" draw:text-style-name="P2" draw:layer="layout" svg:width="7.112cm" svg:height="2.032cm" svg:x="33.416cm" svg:y="18.871cm">
          <text:p text:style-name="P2">Configuration Files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9" draw:text-style-name="P1" draw:layer="layout" svg:width="11.293cm" svg:height="6.604cm" svg:x="1.396cm" svg:y="6.715cm">
            <text:p text:style-name="P1">Dynamic Field Drivers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" draw:layer="layout" svg:width="3.048cm" svg:height="1.016cm" svg:x="5.577cm" svg:y="8.747cm">
            <text:p text:style-name="P2"><text:span text:style-name="T2">TextAre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" draw:layer="layout" svg:width="3.048cm" svg:height="1.016cm" svg:x="9.133cm" svg:y="8.747cm">
            <text:p text:style-name="P2"><text:span text:style-name="T2">Checkbo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" draw:layer="layout" svg:width="3.048cm" svg:height="1.016cm" svg:x="2.021cm" svg:y="10.271cm">
            <text:p text:style-name="P2"><text:span text:style-name="T2">Dropdow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" draw:layer="layout" svg:width="3.048cm" svg:height="1.016cm" svg:x="5.577cm" svg:y="10.271cm">
            <text:p text:style-name="P2"><text:span text:style-name="T2">Multisele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" draw:layer="layout" svg:width="3.048cm" svg:height="1.016cm" svg:x="9.133cm" svg:y="10.271cm">
            <text:p text:style-name="P2"><text:span text:style-name="T2">Dat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4" draw:layer="layout" svg:width="3.048cm" svg:height="1.016cm" svg:x="2.021cm" svg:y="11.795cm">
            <text:p text:style-name="P2"><text:span text:style-name="T2">Date/Tim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2" draw:layer="layout" svg:width="3.048cm" svg:height="1.016cm" svg:x="5.577cm" svg:y="11.795cm">
            <text:p text:style-name="P2"><text:span text:style-name="T2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" draw:layer="layout" svg:width="3.048cm" svg:height="1.016cm" svg:x="2.021cm" svg:y="8.747cm">
            <text:p text:style-name="P2"><text:span text:style-name="T2">Tex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9" draw:text-style-name="P1" draw:layer="layout" svg:width="7.229cm" svg:height="6.604cm" svg:x="12.979cm" svg:y="6.679cm">
            <text:p text:style-name="P1">Object Type Drivers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" draw:layer="layout" svg:width="5.08cm" svg:height="1.016cm" svg:x="14.112cm" svg:y="8.711cm">
            <text:p text:style-name="P2"><text:span text:style-name="T2">Tic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" draw:layer="layout" svg:width="5.08cm" svg:height="1.016cm" svg:x="14.112cm" svg:y="10.235cm">
            <text:p text:style-name="P2"><text:span text:style-name="T2">Artic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2" draw:layer="layout" svg:width="5.08cm" svg:height="1.016cm" svg:x="14.112cm" svg:y="11.759cm">
            <text:p text:style-name="P2"><text:span text:style-name="T2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_20_1" draw:fill-image-name="Bitmape_20_1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1.199cm" fo:page-height="21.36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arlos Fernando Rodríguez</meta:initial-creator>
    <meta:creation-date>2012-03-12T15:02:30</meta:creation-date>
    <dc:date>2013-09-30T23:08:41</dc:date>
    <dc:creator>Carlos Fernando Rodriguez Hernandez</dc:creator>
    <meta:editing-duration>PT19H54M43S</meta:editing-duration>
    <meta:editing-cycles>10</meta:editing-cycles>
    <meta:generator>OpenOffice/4.0.0$Unix OpenOffice.org_project/400m3$Build-9702</meta:generator>
    <meta:document-statistic meta:object-count="35"/>
  </office:meta>
</office:document-meta>
</file>